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5cm" fo:min-width="1.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45cm" fo:min-width="1.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246cm" fo:min-width="1.62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246cm" fo:min-width="1.3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45cm" fo:min-width="1.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46cm" fo:min-width="0.702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246cm" fo:min-width="1.34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45cm" fo:min-width="2.1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35cm" fo:min-width="1.9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46cm" fo:min-width="1.4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388cm" fo:min-width="2.682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5cm" fo:min-width="2.1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388cm" fo:min-width="1.764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316cm" fo:min-width="1.62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46cm" fo:min-width="0.914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316cm" fo:min-width="1.056cm"/>
    </style:style>
    <style:style style:name="gr19" style:family="graphic" style:parent-style-name="standard" style:list-style-name="L1">
      <style:graphic-properties draw:fill-color="#eeeeee" draw:textarea-horizontal-align="justify" draw:textarea-vertical-align="middle" draw:auto-grow-height="false" fo:min-height="0.35cm" fo:min-width="3.6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246cm" fo:min-width="0.844cm"/>
    </style:style>
    <style:style style:name="gr21" style:family="graphic" style:parent-style-name="standard" style:list-style-name="L1">
      <style:graphic-properties draw:fill-color="#eeeeee" draw:textarea-horizontal-align="justify" draw:textarea-vertical-align="middle" draw:auto-grow-height="false" fo:min-height="0.528cm" fo:min-width="3.32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246cm" fo:min-width="0.98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316cm" fo:min-width="1.41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6" style:family="paragraph">
      <loext:graphic-properties draw:fill-color="#eeeeee"/>
      <style:paragraph-properties fo:text-align="center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7" style:family="paragraph">
      <style:paragraph-properties fo:text-align="center" style:text-autospace="ideograph-alpha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8" style:family="paragraph">
      <loext:graphic-properties draw:fill-color="#eeeeee"/>
      <style:paragraph-properties fo:text-align="center" style:text-autospace="ideograph-alpha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8pt" style:font-size-asian="15pt" style:font-size-complex="15pt"/>
    </style:style>
    <style:style style:name="T2" style:family="text">
      <style:text-properties fo:font-size="8pt" style:font-size-asian="14pt" style:font-size-complex="14pt"/>
    </style:style>
    <style:style style:name="T3" style:family="text">
      <style:text-properties fo:font-size="7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2.7cm" svg:y1="7.999cm" svg:x2="27.2cm" svg:y2="9.2cm" draw:start-shape="id1" draw:start-glue-point="12" draw:end-shape="id2" draw:end-glue-point="4" svg:d="M22700 7999l4500 1201" svg:viewBox="0 0 4501 1202">
          <text:p/>
        </draw:connector>
        <draw:connector draw:style-name="gr1" draw:text-style-name="P1" draw:layer="layout" draw:type="line" svg:x1="14.6cm" svg:y1="4.2cm" svg:x2="10.7cm" svg:y2="4.201cm" draw:start-shape="id3" draw:start-glue-point="4" draw:end-shape="id4" draw:end-glue-point="12" svg:d="M14600 4200l-3900 1" svg:viewBox="0 0 3901 2">
          <text:p/>
        </draw:connector>
        <draw:connector draw:style-name="gr1" draw:text-style-name="P1" draw:layer="layout" draw:type="line" svg:x1="14.6cm" svg:y1="4.2cm" svg:x2="13.4cm" svg:y2="6.399cm" draw:start-shape="id3" draw:start-glue-point="4" draw:end-shape="id5" draw:end-glue-point="12" svg:d="M14600 4200l-1200 2199" svg:viewBox="0 0 1201 2200">
          <text:p/>
        </draw:connector>
        <draw:connector draw:style-name="gr1" draw:text-style-name="P1" draw:layer="layout" draw:type="line" svg:x1="14.6cm" svg:y1="4.2cm" svg:x2="11.7cm" svg:y2="5.499cm" draw:start-shape="id3" draw:start-glue-point="4" draw:end-shape="id6" draw:end-glue-point="12" svg:d="M14600 4200l-2900 1299" svg:viewBox="0 0 2901 1300">
          <text:p/>
        </draw:connector>
        <draw:connector draw:style-name="gr1" draw:text-style-name="P1" draw:layer="layout" draw:type="line" svg:x1="14.6cm" svg:y1="4.2cm" svg:x2="16.7cm" svg:y2="6.801cm" draw:start-shape="id3" draw:start-glue-point="4" draw:end-shape="id7" draw:end-glue-point="12" svg:d="M14600 4200l2100 2601" svg:viewBox="0 0 2101 2602">
          <text:p/>
        </draw:connector>
        <draw:connector draw:style-name="gr1" draw:text-style-name="P1" draw:layer="layout" draw:type="line" svg:x1="14.6cm" svg:y1="4.2cm" svg:x2="18.9cm" svg:y2="5.799cm" draw:start-shape="id3" draw:start-glue-point="4" draw:end-shape="id8" draw:end-glue-point="12" svg:d="M14600 4200l4300 1599" svg:viewBox="0 0 4301 1600">
          <text:p/>
        </draw:connector>
        <draw:connector draw:style-name="gr1" draw:text-style-name="P1" draw:layer="layout" draw:type="line" svg:x1="14.6cm" svg:y1="4.2cm" svg:x2="17.6cm" svg:y2="4.299cm" draw:start-shape="id3" draw:start-glue-point="4" draw:end-shape="id9" draw:end-glue-point="12" svg:d="M14600 4200l3000 99" svg:viewBox="0 0 3001 100">
          <text:p/>
        </draw:connector>
        <draw:connector draw:style-name="gr1" draw:text-style-name="P1" draw:layer="layout" draw:type="line" svg:x1="14.6cm" svg:y1="4.2cm" svg:x2="14.599cm" svg:y2="2.999cm" draw:start-shape="id3" draw:start-glue-point="4" draw:end-shape="id10" draw:end-glue-point="12" svg:d="M14600 4200l-1-1201" svg:viewBox="0 0 2 1202">
          <text:p/>
        </draw:connector>
        <draw:custom-shape draw:style-name="gr2" draw:text-style-name="P3" xml:id="id3" draw:id="id3" draw:layer="layout" svg:width="2.4cm" svg:height="1cm" svg:x="13.4cm" svg:y="3.7cm">
          <draw:glue-point draw:id="4" svg:x="0cm" svg:y="0cm" draw:align="center"/>
          <text:p text:style-name="P2">RMSX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599cm" svg:y1="2.999cm" svg:x2="21.101cm" svg:y2="2.999cm" draw:start-shape="id10" draw:start-glue-point="12" draw:end-shape="id11" draw:end-glue-point="12" svg:d="M14599 2999h6502" svg:viewBox="0 0 6503 1">
          <text:p/>
        </draw:connector>
        <draw:custom-shape draw:style-name="gr3" draw:text-style-name="P3" xml:id="id10" draw:id="id10" draw:layer="layout" svg:width="1.7cm" svg:height="0.7cm" svg:x="13.7cm" svg:y="2.6cm">
          <draw:glue-point draw:id="12" svg:x="0.294cm" svg:y="0.714cm"/>
          <text:p text:style-name="P2"><text:span text:style-name="T1">Stop()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1" draw:text-style-name="P1" draw:layer="layout" draw:type="line" svg:x1="16.7cm" svg:y1="6.801cm" svg:x2="20cm" svg:y2="8.2cm" draw:start-shape="id7" draw:start-glue-point="12" draw:end-shape="id12" draw:end-glue-point="4" svg:d="M16700 6801l3300 1399" svg:viewBox="0 0 3301 1400">
          <text:p/>
        </draw:connector>
        <draw:custom-shape draw:style-name="gr4" draw:text-style-name="P3" xml:id="id7" draw:id="id7" draw:layer="layout" svg:width="3cm" svg:height="0.7cm" svg:x="15.2cm" svg:y="6.5cm">
          <draw:glue-point draw:id="12" svg:x="0cm" svg:y="-0.714cm"/>
          <text:p text:style-name="P2"><text:span text:style-name="T1">CreateRuleSet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13.4cm" svg:y1="6.399cm" svg:x2="11.7cm" svg:y2="7.699cm" draw:start-shape="id5" draw:start-glue-point="12" draw:end-shape="id13" draw:end-glue-point="4" svg:d="M13400 6399l-1700 1300" svg:viewBox="0 0 1701 1301">
          <text:p/>
        </draw:connector>
        <draw:custom-shape draw:style-name="gr4" draw:text-style-name="P3" xml:id="id5" draw:id="id5" draw:layer="layout" svg:width="3cm" svg:height="0.7cm" svg:x="11.9cm" svg:y="6cm">
          <draw:glue-point draw:id="12" svg:x="0cm" svg:y="0.714cm"/>
          <text:p text:style-name="P2"><text:span text:style-name="T1">CreateDataSet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11.7cm" svg:y1="5.499cm" svg:x2="11.7cm" svg:y2="7.699cm" draw:start-shape="id6" draw:start-glue-point="12" draw:end-shape="id13" draw:end-glue-point="4" svg:d="M11700 5499v2200" svg:viewBox="0 0 1 2201">
          <text:p/>
        </draw:connector>
        <draw:custom-shape draw:style-name="gr5" draw:text-style-name="P3" xml:id="id6" draw:id="id6" draw:layer="layout" svg:width="2.6cm" svg:height="0.7cm" svg:x="10.4cm" svg:y="5.1cm">
          <draw:glue-point draw:id="12" svg:x="0cm" svg:y="0.714cm"/>
          <text:p text:style-name="P2"><text:span text:style-name="T1">GetDataSet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8.9cm" svg:y1="5.799cm" svg:x2="20cm" svg:y2="8.2cm" draw:start-shape="id8" draw:start-glue-point="12" draw:end-shape="id12" draw:end-glue-point="4" svg:d="M18900 5799l1100 2401" svg:viewBox="0 0 1101 2402">
          <text:p/>
        </draw:connector>
        <draw:custom-shape draw:style-name="gr5" draw:text-style-name="P3" xml:id="id8" draw:id="id8" draw:layer="layout" svg:width="2.6cm" svg:height="0.7cm" svg:x="17.6cm" svg:y="5.4cm">
          <draw:glue-point draw:id="12" svg:x="0cm" svg:y="0.714cm"/>
          <text:p text:style-name="P2"><text:span text:style-name="T1">GetRuleSet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0cm" svg:y1="8.2cm" svg:x2="21.1cm" svg:y2="4.2cm" draw:start-shape="id12" draw:start-glue-point="4" draw:end-shape="id14" draw:end-glue-point="4" svg:d="M20000 8200l1100-4000" svg:viewBox="0 0 1101 4001">
          <text:p/>
        </draw:connector>
        <draw:custom-shape draw:style-name="gr6" draw:text-style-name="P3" xml:id="id12" draw:id="id12" draw:layer="layout" svg:width="2.4cm" svg:height="0.8cm" svg:x="18.8cm" svg:y="7.8cm">
          <draw:glue-point draw:id="4" svg:x="0cm" svg:y="0cm"/>
          <text:p text:style-name="P2"><text:span text:style-name="T2">List&lt;RuleSe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7cm" svg:y1="7.699cm" svg:x2="6.9cm" svg:y2="4.2cm" draw:start-shape="id13" draw:start-glue-point="4" draw:end-shape="id15" draw:end-glue-point="4" svg:d="M11700 7699l-4800-3499" svg:viewBox="0 0 4801 3500">
          <text:p/>
        </draw:connector>
        <draw:custom-shape draw:style-name="gr7" draw:text-style-name="P3" xml:id="id13" draw:id="id13" draw:layer="layout" svg:width="2.4cm" svg:height="0.7cm" svg:x="10.5cm" svg:y="7.3cm">
          <draw:glue-point draw:id="4" svg:x="0cm" svg:y="0.714cm"/>
          <text:p text:style-name="P2"><text:span text:style-name="T3">List&lt;DataSe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6cm" svg:y1="4.299cm" svg:x2="21.1cm" svg:y2="4.2cm" draw:start-shape="id9" draw:start-glue-point="12" draw:end-shape="id14" draw:end-glue-point="4" svg:d="M17600 4299l3500-99" svg:viewBox="0 0 3501 100">
          <text:p/>
        </draw:connector>
        <draw:connector draw:style-name="gr1" draw:text-style-name="P1" draw:layer="layout" draw:type="line" svg:x1="21.1cm" svg:y1="4.2cm" svg:x2="21.101cm" svg:y2="2.999cm" draw:start-shape="id14" draw:start-glue-point="4" draw:end-shape="id11" draw:end-glue-point="12" svg:d="M21100 4200l1-1201" svg:viewBox="0 0 2 1202">
          <text:p/>
        </draw:connector>
        <draw:connector draw:style-name="gr1" draw:text-style-name="P1" draw:layer="layout" draw:type="line" svg:x1="21.1cm" svg:y1="4.2cm" svg:x2="23.9cm" svg:y2="2.901cm" draw:start-shape="id14" draw:start-glue-point="4" draw:end-shape="id16" draw:end-glue-point="12" svg:d="M21100 4200l2800-1299" svg:viewBox="0 0 2801 1300">
          <text:p/>
        </draw:connector>
        <draw:connector draw:style-name="gr1" draw:text-style-name="P1" draw:layer="layout" draw:type="line" svg:x1="21.1cm" svg:y1="4.2cm" svg:x2="26.7cm" svg:y2="3.699cm" draw:start-shape="id14" draw:start-glue-point="4" draw:end-shape="id17" draw:end-glue-point="12" svg:d="M21100 4200l5600-501" svg:viewBox="0 0 5601 502">
          <text:p/>
        </draw:connector>
        <draw:connector draw:style-name="gr1" draw:text-style-name="P1" draw:layer="layout" draw:type="line" svg:x1="22.7cm" svg:y1="7.999cm" svg:x2="21.1cm" svg:y2="4.2cm" draw:start-shape="id1" draw:start-glue-point="12" draw:end-shape="id14" draw:end-glue-point="4" svg:d="M22700 7999l-1600-3799" svg:viewBox="0 0 1601 3800">
          <text:p/>
        </draw:connector>
        <draw:connector draw:style-name="gr1" draw:text-style-name="P1" draw:layer="layout" draw:type="line" svg:x1="21.1cm" svg:y1="4.2cm" svg:x2="24.8cm" svg:y2="4.899cm" draw:start-shape="id14" draw:start-glue-point="4" draw:end-shape="id18" draw:end-glue-point="12" svg:d="M21100 4200l3700 699" svg:viewBox="0 0 3701 700">
          <text:p/>
        </draw:connector>
        <draw:connector draw:style-name="gr1" draw:text-style-name="P1" draw:layer="layout" draw:type="line" svg:x1="21.1cm" svg:y1="4.2cm" svg:x2="23.8cm" svg:y2="6.499cm" draw:start-shape="id14" draw:start-glue-point="4" draw:end-shape="id19" draw:end-glue-point="12" svg:d="M21100 4200l2700 2299" svg:viewBox="0 0 2701 2300">
          <text:p/>
        </draw:connector>
        <draw:custom-shape draw:style-name="gr2" draw:text-style-name="P3" xml:id="id14" draw:id="id14" draw:layer="layout" svg:width="2.4cm" svg:height="1cm" svg:x="19.9cm" svg:y="3.7cm">
          <draw:glue-point draw:id="4" svg:x="0cm" svg:y="0cm"/>
          <text:p text:style-name="P2">RuleSet</text:p>
          <draw:enhanced-geometry svg:viewBox="0 0 21600 21600" draw:type="rectangle" draw:enhanced-path="M 0 0 L 21600 0 21600 21600 0 21600 0 0 Z N"/>
        </draw:custom-shape>
        <draw:custom-shape draw:style-name="gr5" draw:text-style-name="P3" xml:id="id16" draw:id="id16" draw:layer="layout" svg:width="2.6cm" svg:height="0.7cm" svg:x="22.6cm" svg:y="2.6cm">
          <draw:glue-point draw:id="12" svg:x="0cm" svg:y="-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" draw:id="id11" draw:layer="layout" svg:width="1.7cm" svg:height="0.7cm" svg:x="20.3cm" svg:y="2.6cm">
          <draw:glue-point draw:id="12" svg:x="-0.294cm" svg:y="0.714cm"/>
          <text:p text:style-name="P2"><text:span text:style-name="T1">Stop()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4" xml:id="id17" draw:id="id17" draw:layer="layout" svg:width="2.6cm" svg:height="0.7cm" svg:x="25.4cm" svg:y="3.3cm">
          <draw:glue-point draw:id="12" svg:x="0cm" svg:y="0.714cm"/>
          <text:p text:style-name="P2"><text:span text:style-name="T1">Execu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4.8cm" svg:y1="4.899cm" svg:x2="27.2cm" svg:y2="6.1cm" draw:start-shape="id18" draw:start-glue-point="12" draw:end-shape="id20" draw:end-glue-point="4" svg:d="M24800 4899l2400 1201" svg:viewBox="0 0 2401 1202">
          <text:p/>
        </draw:connector>
        <draw:connector draw:style-name="gr1" draw:text-style-name="P1" draw:layer="layout" draw:type="line" svg:x1="27.2cm" svg:y1="6.1cm" svg:x2="27.2cm" svg:y2="9.2cm" draw:start-shape="id20" draw:start-glue-point="4" draw:end-shape="id2" draw:end-glue-point="4" svg:d="M27200 6100v3100" svg:viewBox="0 0 1 3101">
          <text:p/>
        </draw:connector>
        <draw:connector draw:style-name="gr1" draw:text-style-name="P1" draw:layer="layout" draw:type="line" svg:x1="27.2cm" svg:y1="9.2cm" svg:x2="24.8cm" svg:y2="4.899cm" draw:start-shape="id2" draw:start-glue-point="4" draw:end-shape="id18" draw:end-glue-point="12" svg:d="M27200 9200l-2400-4301" svg:viewBox="0 0 2401 4302">
          <text:p/>
        </draw:connector>
        <draw:custom-shape draw:style-name="gr10" draw:text-style-name="P3" xml:id="id18" draw:id="id18" draw:layer="layout" svg:width="2.6cm" svg:height="0.7cm" svg:x="23.5cm" svg:y="4.5cm">
          <draw:glue-point draw:id="12" svg:x="0cm" svg:y="0.714cm"/>
          <text:p text:style-name="P2"><text:span text:style-name="T1">GetRules()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1" draw:text-style-name="P3" xml:id="id20" draw:id="id20" draw:layer="layout" svg:width="2.4cm" svg:height="0.6cm" svg:x="26cm" svg:y="5.8cm">
          <draw:glue-point draw:id="4" svg:x="0cm" svg:y="0cm"/>
          <text:p text:style-name="P2"><text:span text:style-name="T2">List&lt;Ru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7.2cm" svg:y1="9.2cm" svg:x2="27.2cm" svg:y2="12.099cm" draw:start-shape="id2" draw:start-glue-point="4" draw:end-shape="id21" draw:end-glue-point="12" svg:d="M27200 9200v2899" svg:viewBox="0 0 1 2900">
          <text:p/>
        </draw:connector>
        <draw:connector draw:style-name="gr1" draw:text-style-name="P1" draw:layer="layout" draw:type="line" svg:x1="27.2cm" svg:y1="9.2cm" svg:x2="23.8cm" svg:y2="6.499cm" draw:start-shape="id2" draw:start-glue-point="4" draw:end-shape="id19" draw:end-glue-point="12" svg:d="M27200 9200l-3400-2701" svg:viewBox="0 0 3401 2702">
          <text:p/>
        </draw:connector>
        <draw:custom-shape draw:style-name="gr5" draw:text-style-name="P3" xml:id="id19" draw:id="id19" draw:layer="layout" svg:width="2.6cm" svg:height="0.7cm" svg:x="22.5cm" svg:y="6.1cm">
          <draw:glue-point draw:id="12" svg:x="0cm" svg:y="0.714cm"/>
          <text:p text:style-name="P2"><text:span text:style-name="T1">GetRule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xml:id="id9" draw:id="id9" draw:layer="layout" svg:width="2.8cm" svg:height="0.7cm" svg:x="16.2cm" svg:y="3.9cm">
          <draw:glue-point draw:id="12" svg:x="0cm" svg:y="0.714cm"/>
          <text:p text:style-name="P2"><text:span text:style-name="T1">GetRuleSet(na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9cm" svg:y1="4.2cm" svg:x2="5.3cm" svg:y2="6.8cm" draw:start-shape="id15" draw:start-glue-point="4" draw:end-shape="id22" draw:end-glue-point="12" svg:d="M6900 4200l-1600 2600" svg:viewBox="0 0 1601 2601">
          <text:p/>
        </draw:connector>
        <draw:connector draw:style-name="gr1" draw:text-style-name="P1" draw:layer="layout" draw:type="line" svg:x1="10.7cm" svg:y1="4.201cm" svg:x2="6.9cm" svg:y2="4.2cm" draw:start-shape="id4" draw:start-glue-point="12" draw:end-shape="id15" draw:end-glue-point="4" svg:d="M10700 4201l-3800-1" svg:viewBox="0 0 3801 2">
          <text:p/>
        </draw:connector>
        <draw:connector draw:style-name="gr1" draw:text-style-name="P1" draw:layer="layout" draw:type="line" svg:x1="6.9cm" svg:y1="4.2cm" svg:x2="6.9cm" svg:y2="2.999cm" draw:start-shape="id15" draw:start-glue-point="4" draw:end-shape="id23" draw:end-glue-point="12" svg:d="M6900 4200v-1201" svg:viewBox="0 0 1 1202">
          <text:p/>
        </draw:connector>
        <draw:connector draw:style-name="gr1" draw:text-style-name="P1" draw:layer="layout" draw:type="line" svg:x1="10.814cm" svg:y1="8.9cm" svg:x2="6.9cm" svg:y2="4.2cm" draw:start-shape="id24" draw:start-glue-point="12" draw:end-shape="id15" draw:end-glue-point="4" svg:d="M10814 8900l-3914-4700" svg:viewBox="0 0 3915 4701">
          <text:p/>
        </draw:connector>
        <draw:connector draw:style-name="gr1" draw:text-style-name="P1" draw:layer="layout" draw:type="line" svg:x1="6.9cm" svg:y1="4.2cm" svg:x2="3.4cm" svg:y2="4.3cm" draw:start-shape="id15" draw:start-glue-point="4" draw:end-shape="id25" draw:end-glue-point="12" svg:d="M6900 4200l-3500 100" svg:viewBox="0 0 3501 101">
          <text:p/>
        </draw:connector>
        <draw:connector draw:style-name="gr1" draw:text-style-name="P1" draw:layer="layout" draw:type="line" svg:x1="6.9cm" svg:y1="4.2cm" svg:x2="7.5cm" svg:y2="8.1cm" draw:start-shape="id15" draw:start-glue-point="4" draw:end-shape="id26" draw:end-glue-point="12" svg:d="M6900 4200l600 3900" svg:viewBox="0 0 601 3901">
          <text:p/>
        </draw:connector>
        <draw:custom-shape draw:style-name="gr2" draw:text-style-name="P3" xml:id="id15" draw:id="id15" draw:layer="layout" svg:width="2.4cm" svg:height="1cm" svg:x="5.7cm" svg:y="3.7cm">
          <draw:glue-point draw:id="4" svg:x="0cm" svg:y="0cm"/>
          <text:p text:style-name="P2">DataSet</text:p>
          <draw:enhanced-geometry svg:viewBox="0 0 21600 21600" draw:type="rectangle" draw:enhanced-path="M 0 0 L 21600 0 21600 21600 0 21600 0 0 Z N"/>
        </draw:custom-shape>
        <draw:custom-shape draw:style-name="gr12" draw:text-style-name="P3" xml:id="id4" draw:id="id4" draw:layer="layout" svg:width="2.8cm" svg:height="0.7cm" svg:x="9.3cm" svg:y="3.9cm">
          <draw:glue-point draw:id="12" svg:x="0cm" svg:y="-0.714cm"/>
          <text:p text:style-name="P2"><text:span text:style-name="T1">GetDataSet(na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7.2cm" svg:y1="9.2cm" svg:x2="24.6cm" svg:y2="11.199cm" draw:start-shape="id2" draw:start-glue-point="4" draw:end-shape="id27" draw:end-glue-point="12" svg:d="M27200 9200l-2600 1999" svg:viewBox="0 0 2601 2000">
          <text:p/>
        </draw:connector>
        <draw:connector draw:style-name="gr1" draw:text-style-name="P1" draw:layer="layout" draw:type="line" svg:x1="27.2cm" svg:y1="9.2cm" svg:x2="20.8cm" svg:y2="10.699cm" draw:start-shape="id2" draw:start-glue-point="4" draw:end-shape="id28" draw:end-glue-point="12" svg:d="M27200 9200l-6400 1499" svg:viewBox="0 0 6401 1500">
          <text:p/>
        </draw:connector>
        <draw:connector draw:style-name="gr1" draw:text-style-name="P1" draw:layer="layout" draw:type="line" svg:x1="27.2cm" svg:y1="9.2cm" svg:x2="17.5cm" svg:y2="9.399cm" draw:start-shape="id2" draw:start-glue-point="4" draw:end-shape="id29" draw:end-glue-point="12" svg:d="M27200 9200l-9700 199" svg:viewBox="0 0 9701 200">
          <text:p/>
        </draw:connector>
        <draw:custom-shape draw:style-name="gr2" draw:text-style-name="P3" xml:id="id2" draw:id="id2" draw:layer="layout" svg:width="2.4cm" svg:height="1cm" svg:x="26cm" svg:y="8.7cm">
          <draw:glue-point draw:id="4" svg:x="0cm" svg:y="0cm"/>
          <text:p text:style-name="P2">Rule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2.6cm" svg:height="0.7cm" svg:x="21.4cm" svg:y="7.6cm">
          <draw:glue-point draw:id="12" svg:x="0cm" svg:y="0.714cm"/>
          <text:p text:style-name="P2"><text:span text:style-name="T1">AddRule(Rul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21" draw:id="id21" draw:layer="layout" svg:width="2.6cm" svg:height="0.7cm" svg:x="25.9cm" svg:y="11.7cm">
          <draw:glue-point draw:id="12" svg:x="0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5cm" svg:y1="9.399cm" svg:x2="16.4cm" svg:y2="11.899cm" draw:start-shape="id29" draw:start-glue-point="12" draw:end-shape="id30" draw:end-glue-point="4" svg:d="M17500 9399l-1100 2500" svg:viewBox="0 0 1101 2501">
          <text:p/>
        </draw:connector>
        <draw:connector draw:style-name="gr1" draw:text-style-name="P1" draw:layer="layout" draw:type="line" svg:x1="16.4cm" svg:y1="11.899cm" svg:x2="16.4cm" svg:y2="13.799cm" draw:start-shape="id30" draw:start-glue-point="4" draw:end-shape="id31" draw:end-glue-point="12" svg:d="M16400 11899v1900" svg:viewBox="0 0 1 1901">
          <text:p/>
        </draw:connector>
        <draw:connector draw:style-name="gr1" draw:text-style-name="P1" draw:layer="layout" draw:type="line" svg:x1="16.4cm" svg:y1="11.899cm" svg:x2="14.099cm" svg:y2="10.301cm" draw:start-shape="id30" draw:start-glue-point="4" draw:end-shape="id32" draw:end-glue-point="12" svg:d="M16400 11899l-2301-1598" svg:viewBox="0 0 2302 1599">
          <text:p/>
        </draw:connector>
        <draw:custom-shape draw:style-name="gr7" draw:text-style-name="P3" xml:id="id30" draw:id="id30" draw:layer="layout" svg:width="2.4cm" svg:height="0.7cm" svg:x="15.2cm" svg:y="11.5cm">
          <draw:glue-point draw:id="4" svg:x="0cm" svg:y="0.714cm"/>
          <text:p text:style-name="P2">Evalua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32" draw:id="id32" draw:layer="layout" svg:width="4.5cm" svg:height="0.9cm" svg:x="11.8cm" svg:y="9.9cm">
          <draw:glue-point draw:id="12" svg:x="0.111cm" svg:y="-0.555cm"/>
          <text:p text:style-name="P2"><text:span text:style-name="T1">addDependantDataPointNam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1" draw:id="id31" draw:layer="layout" svg:width="2.6cm" svg:height="0.7cm" svg:x="15.1cm" svg:y="13.4cm">
          <draw:glue-point draw:id="12" svg:x="0cm" svg:y="0.714cm"/>
          <text:p text:style-name="P2"><text:span text:style-name="T1">Evaluat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29" draw:id="id29" draw:layer="layout" svg:width="2.6cm" svg:height="0.7cm" svg:x="16.2cm" svg:y="9cm">
          <draw:glue-point draw:id="12" svg:x="-0.003cm" svg:y="0.7cm"/>
          <text:p text:style-name="P2"><text:span text:style-name="T1">GetEvaluato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4.2cm" svg:y1="12.4cm" svg:x2="21cm" svg:y2="12.399cm" draw:start-shape="id33" draw:start-glue-point="4" draw:end-shape="id34" draw:end-glue-point="4" svg:d="M24200 12400l-3200-1" svg:viewBox="0 0 3201 2">
          <text:p/>
        </draw:connector>
        <draw:connector draw:style-name="gr1" draw:text-style-name="P1" draw:layer="layout" draw:type="line" svg:x1="24.6cm" svg:y1="11.199cm" svg:x2="24.2cm" svg:y2="12.4cm" draw:start-shape="id27" draw:start-glue-point="12" draw:end-shape="id33" draw:end-glue-point="4" svg:d="M24600 11199l-400 1201" svg:viewBox="0 0 401 1202">
          <text:p/>
        </draw:connector>
        <draw:custom-shape draw:style-name="gr5" draw:text-style-name="P3" xml:id="id27" draw:id="id27" draw:layer="layout" svg:width="2.6cm" svg:height="0.7cm" svg:x="23.3cm" svg:y="10.8cm">
          <draw:glue-point draw:id="12" svg:x="0cm" svg:y="0.714cm"/>
          <text:p text:style-name="P2"><text:span text:style-name="T1">GetActions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xml:id="id33" draw:id="id33" draw:layer="layout" svg:width="2.6cm" svg:height="0.6cm" svg:x="22.9cm" svg:y="12.1cm">
          <draw:glue-point draw:id="4" svg:x="0cm" svg:y="0cm"/>
          <text:p text:style-name="P2"><text:span text:style-name="T2">List&lt;RuleActions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" draw:text-style-name="P1" draw:layer="layout" draw:type="line" svg:x1="20.8cm" svg:y1="11.1cm" svg:x2="21cm" svg:y2="12.399cm" draw:start-shape="id28" draw:end-shape="id34" draw:end-glue-point="4" svg:d="M20800 11100l200 1299" svg:viewBox="0 0 201 1300">
          <text:p/>
        </draw:connector>
        <draw:connector draw:style-name="gr1" draw:text-style-name="P1" draw:layer="layout" draw:type="line" svg:x1="21cm" svg:y1="12.399cm" svg:x2="19.7cm" svg:y2="13.799cm" draw:start-shape="id34" draw:start-glue-point="4" draw:end-shape="id35" draw:end-glue-point="12" svg:d="M21000 12399l-1300 1400" svg:viewBox="0 0 1301 1401">
          <text:p/>
        </draw:connector>
        <draw:custom-shape draw:style-name="gr7" draw:text-style-name="P3" xml:id="id34" draw:id="id34" draw:layer="layout" svg:width="2.4cm" svg:height="0.7cm" svg:x="19.8cm" svg:y="12cm">
          <draw:glue-point draw:id="4" svg:x="0cm" svg:y="0.714cm"/>
          <text:p text:style-name="P2">Rule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28" draw:id="id28" draw:layer="layout" svg:width="3.2cm" svg:height="0.9cm" svg:x="19.2cm" svg:y="10.2cm">
          <draw:glue-point draw:id="12" svg:x="0cm" svg:y="0.555cm"/>
          <text:p text:style-name="P2"><text:span text:style-name="T1">AddAction(RuleAction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5" draw:id="id35" draw:layer="layout" svg:width="2.6cm" svg:height="0.7cm" svg:x="18.4cm" svg:y="13.4cm">
          <draw:glue-point draw:id="12" svg:x="0cm" svg:y="0.714cm"/>
          <text:p text:style-name="P2"><text:span text:style-name="T1">Execut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5.3cm" svg:y1="6.8cm" svg:x2="3.4cm" svg:y2="9.799cm" draw:start-shape="id22" draw:start-glue-point="12" draw:end-shape="id36" draw:end-glue-point="4" svg:d="M5300 6800l-1900 2999" svg:viewBox="0 0 1901 3000">
          <text:p/>
        </draw:connector>
        <draw:custom-shape draw:style-name="gr16" draw:text-style-name="P3" xml:id="id22" draw:id="id22" draw:layer="layout" svg:width="3cm" svg:height="0.8cm" svg:x="3.8cm" svg:y="6.4cm">
          <draw:glue-point draw:id="12" svg:x="0cm" svg:y="0cm"/>
          <text:p text:style-name="P2"><text:span text:style-name="T1">addDataPoint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xml:id="id23" draw:id="id23" draw:layer="layout" svg:width="2cm" svg:height="0.7cm" svg:x="5.9cm" svg:y="2.6cm">
          <draw:glue-point draw:id="12" svg:x="0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5cm" svg:y1="8.1cm" svg:x2="3.4cm" svg:y2="9.799cm" draw:start-shape="id26" draw:start-glue-point="12" draw:end-shape="id36" draw:end-glue-point="4" svg:d="M7500 8100l-4100 1699" svg:viewBox="0 0 4101 1700">
          <text:p/>
        </draw:connector>
        <draw:custom-shape draw:style-name="gr16" draw:text-style-name="P3" xml:id="id26" draw:id="id26" draw:layer="layout" svg:width="3cm" svg:height="0.8cm" svg:x="6cm" svg:y="7.7cm">
          <draw:glue-point draw:id="12" svg:x="0cm" svg:y="0cm"/>
          <text:p text:style-name="P2"><text:span text:style-name="T1">GetDataPoint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3.4cm" svg:y1="4.3cm" svg:x2="3.399cm" svg:y2="5.7cm" draw:start-shape="id25" draw:start-glue-point="12" draw:end-shape="id37" draw:end-glue-point="4" svg:d="M3400 4300l-1 1400" svg:viewBox="0 0 2 1401">
          <text:p/>
        </draw:connector>
        <draw:custom-shape draw:style-name="gr18" draw:text-style-name="P3" xml:id="id25" draw:id="id25" draw:layer="layout" svg:width="2.2cm" svg:height="0.8cm" svg:x="2.3cm" svg:y="3.9cm">
          <draw:glue-point draw:id="12" svg:x="0cm" svg:y="0cm"/>
          <text:p text:style-name="P2"><text:span text:style-name="T1">getDataPoints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3.4cm" svg:y1="9.799cm" svg:x2="10.814cm" svg:y2="8.9cm" draw:start-shape="id36" draw:start-glue-point="4" draw:end-shape="id24" draw:end-glue-point="12" svg:d="M3400 9799l7414-899" svg:viewBox="0 0 7415 900">
          <text:p/>
        </draw:connector>
        <draw:connector draw:style-name="gr1" draw:text-style-name="P1" draw:layer="layout" draw:type="line" svg:x1="8.7cm" svg:y1="10.1cm" svg:x2="3.4cm" svg:y2="9.799cm" draw:start-shape="id38" draw:start-glue-point="12" draw:end-shape="id36" draw:end-glue-point="4" svg:d="M8700 10100l-5300-301" svg:viewBox="0 0 5301 302">
          <text:p/>
        </draw:connector>
        <draw:connector draw:style-name="gr1" draw:text-style-name="P1" draw:layer="layout" draw:type="line" svg:x1="3.4cm" svg:y1="9.799cm" svg:x2="2.101cm" svg:y2="11.499cm" draw:start-shape="id36" draw:start-glue-point="4" draw:end-shape="id39" draw:end-glue-point="12" svg:d="M3400 9799l-1299 1700" svg:viewBox="0 0 1300 1701">
          <text:p/>
        </draw:connector>
        <draw:connector draw:style-name="gr1" draw:text-style-name="P1" draw:layer="layout" draw:type="line" svg:x1="3.4cm" svg:y1="9.799cm" svg:x2="4cm" svg:y2="13.399cm" draw:start-shape="id36" draw:start-glue-point="4" draw:end-shape="id40" draw:end-glue-point="12" svg:d="M3400 9799l600 3600" svg:viewBox="0 0 601 3601">
          <text:p/>
        </draw:connector>
        <draw:connector draw:style-name="gr1" draw:text-style-name="P1" draw:layer="layout" draw:type="line" svg:x1="3.399cm" svg:y1="5.7cm" svg:x2="3.4cm" svg:y2="9.799cm" draw:start-shape="id37" draw:start-glue-point="4" draw:end-shape="id36" draw:end-glue-point="4" svg:d="M3399 5700l1 4099" svg:viewBox="0 0 2 4100">
          <text:p/>
        </draw:connector>
        <draw:custom-shape draw:style-name="gr19" draw:text-style-name="P6" xml:id="id37" draw:id="id37" draw:layer="layout" svg:width="4.1cm" svg:height="0.6cm" svg:x="1.3cm" svg:y="5.4cm">
          <draw:glue-point draw:id="4" svg:x="0.121cm" svg:y="0cm"/>
          <text:p text:style-name="P5"><text:span text:style-name="T1">Dictionary&lt;string, DataPoin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801cm" svg:y1="10.899cm" svg:x2="8.7cm" svg:y2="12.299cm" draw:start-shape="id41" draw:start-glue-point="12" draw:end-shape="id42" draw:end-glue-point="4" svg:d="M5801 10899l2899 1400" svg:viewBox="0 0 2900 1401">
          <text:p/>
        </draw:connector>
        <draw:connector draw:style-name="gr1" draw:text-style-name="P1" draw:layer="layout" draw:type="line" svg:x1="3.4cm" svg:y1="9.799cm" svg:x2="5.801cm" svg:y2="10.899cm" draw:start-shape="id36" draw:start-glue-point="4" draw:end-shape="id41" draw:end-glue-point="12" svg:d="M3400 9799l2401 1100" svg:viewBox="0 0 2402 1101">
          <text:p/>
        </draw:connector>
        <draw:custom-shape draw:style-name="gr7" draw:text-style-name="P3" xml:id="id36" draw:id="id36" draw:layer="layout" svg:width="2.4cm" svg:height="0.7cm" svg:x="2.2cm" svg:y="9.4cm">
          <draw:glue-point draw:id="4" svg:x="0cm" svg:y="0.714cm"/>
          <text:p text:style-name="P2">DataPoint</text:p>
          <draw:enhanced-geometry svg:viewBox="0 0 21600 21600" draw:type="rectangle" draw:enhanced-path="M 0 0 L 21600 0 21600 21600 0 21600 0 0 Z N"/>
        </draw:custom-shape>
        <draw:custom-shape draw:style-name="gr20" draw:text-style-name="P3" xml:id="id39" draw:id="id39" draw:layer="layout" svg:width="1.9cm" svg:height="0.7cm" svg:x="1.2cm" svg:y="11.1cm">
          <draw:glue-point draw:id="12" svg:x="-0.263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8.7cm" svg:y1="12.299cm" svg:x2="4cm" svg:y2="13.399cm" draw:start-shape="id42" draw:start-glue-point="4" draw:end-shape="id40" draw:end-glue-point="12" svg:d="M8700 12299l-4700 1100" svg:viewBox="0 0 4701 1101">
          <text:p/>
        </draw:connector>
        <draw:custom-shape draw:style-name="gr21" draw:text-style-name="P8" xml:id="id40" draw:id="id40" draw:layer="layout" svg:width="5.4cm" svg:height="1.1cm" svg:x="1.3cm" svg:y="12.8cm">
          <draw:glue-point draw:id="12" svg:x="0cm" svg:y="0.454cm"/>
          <text:p text:style-name="P7"><text:span text:style-name="T1">SetDataPointSource(DataPointSourc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" xml:id="id41" draw:id="id41" draw:layer="layout" svg:width="2.1cm" svg:height="0.7cm" svg:x="4.8cm" svg:y="10.5cm">
          <draw:glue-point draw:id="12" svg:x="-0.238cm" svg:y="0.714cm"/>
          <text:p text:style-name="P2"><text:span text:style-name="T1">GetSourc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line" svg:x1="8.7cm" svg:y1="12.299cm" svg:x2="8.7cm" svg:y2="10.1cm" draw:start-shape="id42" draw:start-glue-point="4" draw:end-shape="id38" draw:end-glue-point="12" svg:d="M8700 12299v-2199" svg:viewBox="0 0 1 2200">
          <text:p/>
        </draw:connector>
        <draw:connector draw:style-name="gr1" draw:text-style-name="P1" draw:layer="layout" draw:type="line" svg:x1="8.7cm" svg:y1="12.299cm" svg:x2="11.701cm" svg:y2="13.799cm" draw:start-shape="id42" draw:start-glue-point="4" draw:end-shape="id43" draw:end-glue-point="12" svg:d="M8700 12299l3001 1500" svg:viewBox="0 0 3002 1501">
          <text:p/>
        </draw:connector>
        <draw:custom-shape draw:style-name="gr7" draw:text-style-name="P3" xml:id="id42" draw:id="id42" draw:layer="layout" svg:width="2.4cm" svg:height="0.7cm" svg:x="7.5cm" svg:y="11.9cm">
          <draw:glue-point draw:id="4" svg:x="0cm" svg:y="0.714cm"/>
          <text:p text:style-name="P2"><text:span text:style-name="T2">DataPointSource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24" draw:id="id24" draw:layer="layout" svg:width="2.7cm" svg:height="0.8cm" svg:x="9.4cm" svg:y="8.5cm">
          <draw:glue-point draw:id="12" svg:x="0.238cm" svg:y="0cm"/>
          <text:p text:style-name="P2"><text:span text:style-name="T1">getDataSet(nam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xml:id="id43" draw:id="id43" draw:layer="layout" svg:width="1.9cm" svg:height="0.7cm" svg:x="10.8cm" svg:y="13.4cm">
          <draw:glue-point draw:id="12" svg:x="-0.263cm" svg:y="0.714cm"/>
          <text:p text:style-name="P2"><text:span text:style-name="T1">SetStal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9" draw:layer="layout" svg:width="0.3cm" svg:height="0.3cm" svg:x="13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0.3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3.3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3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6.3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7.6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0.4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3.103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296cm" svg:height="0.3cm" svg:x="7.0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3.8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1.504cm" svg:y="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7.7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0.506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7.307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3.205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9cm" svg:height="0.645cm" svg:x="1.3cm" svg:y="1.3cm">
          <draw:text-box>
            <text:p text:style-name="P10"><text:span text:style-name="T4">Unit Tests - RuleMSX</text:span></text:p>
          </draw:text-box>
        </draw:frame>
        <draw:custom-shape draw:style-name="gr24" draw:text-style-name="P9" draw:layer="layout" svg:width="0.3cm" svg:height="0.3cm" svg:x="3.2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5.607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7.508cm" svg:y="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5.307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3.308cm" svg:y="9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.209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0.606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2.7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296cm" svg:height="0.3cm" svg:x="7.60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8" draw:id="id38" draw:layer="layout" svg:width="3cm" svg:height="0.8cm" svg:x="7.2cm" svg:y="9.7cm">
          <draw:glue-point draw:id="12" svg:x="0cm" svg:y="0cm"/>
          <text:p text:style-name="P2"><text:span text:style-name="T1">GetDataPoint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9" draw:layer="layout" svg:width="0.3cm" svg:height="0.3cm" svg:x="8.8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3.6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5.811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8.612cm" svg:y="1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1.613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2.704cm" svg:y="7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0.005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4.509cm" svg:y="10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7.51cm" svg:y="8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7.706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6.907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6.508cm" svg:y="1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14.208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1.21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7.41cm" svg:y="1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4.911cm" svg:y="1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1.411cm" svg:y="1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3cm" svg:height="0.3cm" svg:x="20.412cm" svg:y="13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9:03:41.170000000</meta:creation-date>
    <dc:date>2017-09-22T17:15:56.510000000</dc:date>
    <meta:editing-duration>P1DT7H40M49S</meta:editing-duration>
    <meta:editing-cycles>110</meta:editing-cycles>
    <meta:generator>LibreOffice/5.1.4.2$Windows_x86 LibreOffice_project/f99d75f39f1c57ebdd7ffc5f42867c12031db97a</meta:generator>
    <meta:document-statistic meta:object-count="142"/>
  </office:meta>
</office:document-meta>
</file>